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B86BC1E44074B34F.png" manifest:media-type="image/png"/>
  <manifest:file-entry manifest:full-path="Pictures/100000000000078000000406BC6BF824413953E6.png" manifest:media-type="image/png"/>
  <manifest:file-entry manifest:full-path="Pictures/1000020100000450000000690AC0E0C4FD8A9DD7.png" manifest:media-type="image/png"/>
  <manifest:file-entry manifest:full-path="Pictures/100000000000078000000406991BEF95E74E3A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ize="14pt" fo:font-weight="bold" officeooo:rsid="000c0955" officeooo:paragraph-rsid="000c095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58466" loext:opacity="100%" fo:font-size="14pt" fo:font-weight="bold" officeooo:rsid="000c0955" officeooo:paragraph-rsid="000c0955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m 1" text:anchor-type="char" svg:x="0.96cm" svg:y="-0.161cm" svg:width="15.081cm" svg:height="1.429cm" draw:z-index="0"><draw:image xlink:href="Pictures/1000020100000450000000690AC0E0C4FD8A9DD7.png" xlink:type="simple" xlink:show="embed" xlink:actuate="onLoad" draw:mime-type="image/png"/><svg:desc>logo igti sub cabeçalho</svg:desc></draw:frame></text:p>
      <text:p text:style-name="Standard"/>
      <text:p text:style-name="Standard"/>
      <text:p text:style-name="Standard"/>
      <text:p text:style-name="Standard"/>
      <text:p text:style-name="P1">Atividade Prévia do Trabalho Prático</text:p>
      <text:p text:style-name="P1"/>
      <text:p text:style-name="P1"><draw:frame draw:style-name="fr2" draw:name="Image1" text:anchor-type="char" svg:x="-0.127cm" svg:y="0.303cm" svg:width="17cm" svg:height="9.119cm" draw:z-index="1"><draw:image xlink:href="Pictures/100000000000078000000406991BEF95E74E3A79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width="17cm" svg:height="9.119cm" draw:z-index="2"><draw:image xlink:href="Pictures/100000000000078000000406BC6BF824413953E6.png" xlink:type="simple" xlink:show="embed" xlink:actuate="onLoad" draw:mime-type="image/png"/></draw:frame></text:p>
      <text:p text:style-name="P1"/>
      <text:p text:style-name="P2"/>
      <text:p text:style-name="P2"><draw:frame draw:style-name="fr1" draw:name="Image3" text:anchor-type="char" svg:width="17cm" svg:height="9.119cm" draw:z-index="3"><draw:image xlink:href="Pictures/100000000000078000000406B86BC1E44074B34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05:28.073000000</meta:creation-date>
    <dc:date>2021-04-12T16:08:12.123000000</dc:date>
    <meta:editing-duration>PT30S</meta:editing-duration>
    <meta:editing-cycles>1</meta:editing-cycles>
    <meta:document-statistic meta:table-count="0" meta:image-count="4" meta:object-count="0" meta:page-count="2" meta:paragraph-count="1" meta:word-count="5" meta:character-count="36" meta:non-whitespace-character-count="32"/>
    <meta:generator>LibreOffice/7.1.1.2$Windows_X86_64 LibreOffice_project/fe0b08f4af1bacafe4c7ecc87ce55bb426164676</meta:generator>
  </office:meta>
</office:document-meta>
</file>